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ヒラギノ角ゴ Pro W3" svg:font-family="'ヒラギノ角ゴ Pro W3'" style:font-family-generic="roman"/>
    <style:font-face style:name="DejaVu Sans" svg:font-family="'DejaVu Sans'" style:font-family-generic="swiss"/>
    <style:font-face style:name="Helvetica" svg:font-family="Helvetica" style:font-family-generic="swiss"/>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 style:family="paragraph" style:parent-style-name="Standard">
      <style:paragraph-properties fo:margin-left="0in" fo:margin-right="0in" fo:margin-top="0in" fo:margin-bottom="0in" fo:line-height="115%" fo:text-align="center"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font-name="Times New Roman" fo:font-size="12pt" style:font-size-asian="12pt" style:font-size-complex="12pt"/>
    </style:style>
    <style:style style:name="P6" style:family="paragraph" style:parent-style-name="Standard">
      <style:paragraph-properties fo:margin-left="0in" fo:margin-right="0in" fo:margin-top="0in" fo:margin-bottom="0in" fo:line-height="200%" fo:text-align="start" style:justify-single-word="false" fo:text-indent="0in" style:auto-text-indent="false"/>
    </style:style>
    <style:style style:name="P7" style:family="paragraph" style:parent-style-name="Standard">
      <style:paragraph-properties fo:margin-left="0in" fo:margin-right="0in" fo:margin-top="0in" fo:margin-bottom="0in" fo:line-height="200%" fo:text-align="start" style:justify-single-word="false" fo:text-indent="0in" style:auto-text-indent="false">
        <style:tab-stops>
          <style:tab-stop style:position="0.5591in"/>
        </style:tab-stops>
      </style:paragraph-properties>
    </style:style>
    <style:style style:name="P8" style:family="paragraph" style:parent-style-name="Standard">
      <style:paragraph-properties fo:margin-left="0in" fo:margin-right="0in" fo:margin-top="0in" fo:margin-bottom="0in" fo:line-height="200%" fo:text-align="start" style:justify-single-word="false" fo:text-indent="0in" style:auto-text-indent="false" fo:break-before="page"/>
    </style:style>
    <style:style style:name="P9" style:family="paragraph" style:parent-style-name="Standard">
      <style:paragraph-properties fo:margin-left="0in" fo:margin-right="0in" fo:margin-top="0in" fo:margin-bottom="0in" fo:line-height="115%" fo:text-align="center" style:justify-single-word="false" fo:text-indent="0in" style:auto-text-indent="false" fo:break-before="pag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0" style:family="paragraph" style:parent-style-name="Standard">
      <style:paragraph-properties fo:margin-top="0in" fo:margin-bottom="0in" fo:line-height="200%" fo:text-align="start" style:justify-single-word="false"/>
    </style:style>
    <style:style style:name="P11" style:family="paragraph" style:parent-style-name="Standard">
      <style:paragraph-properties fo:margin-top="0in" fo:margin-bottom="0in" fo:line-height="200%" fo:text-align="start" style:justify-single-word="false" fo:break-before="page"/>
    </style:style>
    <style:style style:name="P12" style:family="paragraph" style:parent-style-name="Standard">
      <style:paragraph-properties fo:line-height="200%" style:text-autospace="none"/>
    </style:style>
    <style:style style:name="P13" style:family="paragraph" style:parent-style-name="Standard" style:master-page-name="Standard">
      <style:paragraph-properties fo:margin-top="0in" fo:margin-bottom="0in" fo:line-height="200%" fo:text-align="start" style:justify-single-word="false" style:page-number="auto"/>
    </style:style>
    <style:style style:name="P14" style:family="paragraph" style:parent-style-name="Standard">
      <style:paragraph-properties fo:margin-top="0in" fo:margin-bottom="0in" fo:line-height="200%" fo:text-align="start" style:justify-single-word="false"/>
    </style:style>
    <style:style style:name="P15" style:family="paragraph" style:parent-style-name="Standard">
      <style:paragraph-properties fo:margin-left="0in" fo:margin-right="0in" fo:margin-top="0in" fo:margin-bottom="0in" fo:line-height="200%" fo:text-align="start" style:justify-single-word="false" fo:text-indent="0in" style:auto-text-indent="false"/>
    </style:style>
    <style:style style:name="P16"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 style:family="paragraph" style:parent-style-name="Standard">
      <style:paragraph-properties fo:margin-left="0in" fo:margin-right="0in" fo:margin-top="0in" fo:margin-bottom="0in" fo:line-height="115%" fo:text-align="center" style:justify-single-word="false" fo:text-indent="0in" style:auto-text-indent="fals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8"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Times New Roman"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9"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font-name="Times New Roman" fo:font-size="12pt" style:font-size-asian="12pt" style:font-size-complex="12pt"/>
    </style:style>
    <style:style style:name="P20" style:family="paragraph" style:parent-style-name="Text_20_body">
      <style:text-properties style:font-name="Times New Roman" fo:font-size="12pt"/>
    </style:style>
    <style:style style:name="P21" style:family="paragraph" style:parent-style-name="Text_20_body">
      <style:paragraph-properties fo:margin-left="0in" fo:margin-right="0in"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 style:family="paragraph" style:parent-style-name="Text_20_body">
      <style:paragraph-properties fo:margin-left="0in" fo:margin-right="0in" fo:text-indent="0in" style:auto-text-indent="false"/>
      <style:text-properties style:font-name="Times New Roman" fo:font-size="12pt"/>
    </style:style>
    <style:style style:name="P23" style:family="paragraph" style:parent-style-name="Body_20_1">
      <style:paragraph-properties fo:line-height="200%"/>
    </style:style>
    <style:style style:name="P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6" style:family="paragraph">
      <style:paragraph-properties fo:line-height="200%"/>
    </style:style>
    <style:style style:name="T1" style:family="text">
      <style:text-properties fo:color="#000000"/>
    </style:style>
    <style:style style:name="T2" style:family="text">
      <style:text-properties fo:color="#000000" style:text-line-through-style="none" style:text-position="33% 58%"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 style:family="text">
      <style:text-properties fo:color="#000000" style:text-line-through-style="none"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 style:family="text">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 style:family="text">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6" style:family="text">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7" style:family="text">
      <style:text-properties fo:color="#000000" style:text-line-through-style="none" style:text-position="sub 58%"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8" style:family="text">
      <style:text-properties fo:color="#000000" style:text-line-through-style="none" style:text-position="super 58%"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color="#000000" style:text-line-through-style="none" style:font-name="TlwgMono"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0" style:family="text">
      <style:text-properties fo:color="#000000" style:text-line-through-style="none" style:text-position="0% 100%"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1" style:family="text">
      <style:text-properties fo:color="#000000" style:text-line-through-style="none" style:text-position="0% 100%" style:font-name="Times New Roman" fo:font-size="12pt" fo:font-style="italic"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fo:color="#000000" style:text-line-through-style="none" style:text-position="0% 100%"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3" style:family="text">
      <style:text-properties fo:color="#000000"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fo:color="#000000" style:font-name="Times New Roman" fo:font-size="12pt" style:font-size-asian="12pt" style:font-size-complex="12pt"/>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style:font-name="Times New Roman" fo:font-size="12pt" style:font-size-asian="12pt" style:font-size-complex="12pt"/>
    </style:style>
    <style:style style:name="T20" style:family="text">
      <style:text-properties style:text-line-through-style="none"/>
    </style:style>
    <style:style style:name="T21" style:family="text">
      <style:text-properties style:text-line-through-style="none" style:text-position="0% 100%" fo:font-style="italic" style:text-underline-style="none" fo:font-weight="normal" style:font-name-asian="Arial" style:font-style-asian="normal" style:font-weight-asian="normal" style:font-name-complex="Arial" style:font-style-complex="normal" style:font-weight-complex="normal"/>
    </style:style>
    <style:style style:name="T22" style:family="text">
      <style:text-properties style:text-line-through-style="none" style:text-position="0% 100%" fo:font-style="normal" style:text-underline-style="none" fo:font-weight="normal" style:font-name-asian="Arial" style:font-style-asian="normal" style:font-weight-asian="normal" style:font-name-complex="Arial" style:font-style-complex="normal" style:font-weight-complex="normal"/>
    </style:style>
    <style:style style:name="T23" style:family="text">
      <style:text-properties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T24" style:family="text">
      <style:text-properties style:text-line-through-style="none" fo:font-style="italic" style:text-underline-style="none" fo:font-weight="normal" style:font-name-asian="Arial" style:font-style-asian="italic" style:font-weight-asian="normal" style:font-name-complex="Arial" style:font-style-complex="italic" style:font-weight-complex="normal"/>
    </style:style>
    <style:style style:name="T25" style:family="text">
      <style:text-properties style:text-line-through-style="none" style:text-position="super 58%" fo:font-style="normal" style:text-underline-style="none" fo:font-weight="normal" style:font-name-asian="Arial" style:font-style-asian="normal" style:font-weight-asian="normal" style:font-name-complex="Arial" style:font-style-complex="normal" style:font-weight-complex="normal"/>
    </style:style>
    <style:style style:name="T26" style:family="text">
      <style:text-properties style:text-line-through-style="none" style:font-name="TlwgMono" fo:font-style="normal" style:text-underline-style="none" fo:font-weight="normal" style:font-name-asian="Arial" style:font-style-asian="normal" style:font-weight-asian="normal" style:font-name-complex="Arial" style:font-style-complex="normal" style:font-weight-complex="normal"/>
    </style:style>
    <style:style style:name="T27" style:family="text">
      <style:text-properties style:text-position="0% 100%"/>
    </style:style>
    <style:style style:name="T28" style:family="text">
      <style:text-properties style:text-position="0% 100%" fo:font-style="italic"/>
    </style:style>
    <style:style style:name="T29" style:family="text">
      <style:text-properties style:text-position="0% 100%" fo:font-style="italic" style:font-style-asian="italic" style:font-style-complex="italic"/>
    </style:style>
    <style:style style:name="T30" style:family="text">
      <style:text-properties style:text-position="0% 100%" fo:font-style="normal" style:font-style-asian="normal" style:font-style-complex="normal"/>
    </style:style>
    <style:style style:name="T31" style:family="text">
      <style:text-properties fo:font-style="normal"/>
    </style:style>
    <style:style style:name="T32" style:family="text">
      <style:text-properties fo:font-style="normal" style:font-style-asian="normal" style:font-style-complex="normal"/>
    </style:style>
    <style:style style:name="T33" style:family="text">
      <style:text-properties style:text-underline-style="none"/>
    </style:style>
    <style:style style:name="T34" style:family="text">
      <style:text-properties fo:font-weight="normal"/>
    </style:style>
    <style:style style:name="T35" style:family="text">
      <style:text-properties style:font-size-asian="12pt"/>
    </style:style>
    <style:style style:name="T36" style:family="text">
      <style:text-properties style:font-style-asian="normal"/>
    </style:style>
    <style:style style:name="T37" style:family="text">
      <style:text-properties style:font-weight-asian="normal"/>
    </style:style>
    <style:style style:name="T38" style:family="text">
      <style:text-properties style:font-name="TlwgMono" fo:font-style="normal" style:font-style-asian="normal" style:font-style-complex="normal"/>
    </style:style>
    <style:style style:name="T39" style:family="text">
      <style:text-properties fo:font-variant="normal" fo:text-transform="none"/>
    </style:style>
    <style:style style:name="T40" style:family="text">
      <style:text-properties style:font-name="Times New Roman"/>
    </style:style>
    <style:style style:name="T41" style:family="text">
      <style:text-properties style:text-outline="false"/>
    </style:style>
    <style:style style:name="T42" style:family="text">
      <style:text-properties fo:font-size="12pt"/>
    </style:style>
    <style:style style:name="T43" style:family="text">
      <style:text-properties fo:language="en" fo:country="US"/>
    </style:style>
    <style:style style:name="T44" style:family="text">
      <style:text-properties style:letter-kerning="true"/>
    </style:style>
    <style:style style:name="T45" style:family="text">
      <style:text-properties fo:background-color="transparent"/>
    </style:style>
    <style:style style:name="T46" style:family="text">
      <style:text-properties style:font-name-asian="Helvetica"/>
    </style:style>
    <style:style style:name="T47"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8"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9" style:family="text">
      <style:text-properties fo:color="#000000"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Default_20_Paragraph_20_Font"><text:span text:style-name="T4">Title: Quantifying Limits to Detection of Early Warning for Critical Transitions</text:span></text:span><text:span text:style-name="Default_20_Paragraph_20_Font"><text:span text:style-name="T4"> </text:span></text:span></text:p>
      <text:p text:style-name="P10"><text:span text:style-name="Default_20_Paragraph_20_Font"><text:span text:style-name="T4">Authors: Carl Boettiger</text:span></text:span><text:span text:style-name="Default_20_Paragraph_20_Font"><text:span text:style-name="T4"><text:note text:id="ftn1" text:note-class="footnote"><text:note-citation text:label="*">*</text:note-citation><text:note-body><text:p text:style-name="Footnote">Corresponding Author</text:p></text:note-body></text:note></text:span></text:span><text:span text:style-name="Default_20_Paragraph_20_Font"><text:span text:style-name="T4"> and Alan Hastings,</text:span></text:span></text:p>
      <text:p text:style-name="P10"><text:span text:style-name="Default_20_Paragraph_20_Font"><text:span text:style-name="T4">Center for Population Biology, University of California, Davis</text:span></text:span></text:p>
      <text:p text:style-name="P6"><text:span text:style-name="Default_20_Paragraph_20_Font"><text:span text:style-name="T4">Department of Environmental Science and Policy, University of California, Davis</text:span></text:span></text:p>
      <text:p text:style-name="P8"><text:span text:style-name="Default_20_Paragraph_20_Font"><text:span text:style-name="T4"/></text:span></text:p>
      <text:p text:style-name="P11"><text:span text:style-name="Default_20_Paragraph_20_Font"><text:span text:style-name="T5">Summary:</text:span></text:span><text:span text:style-name="Default_20_Paragraph_20_Font"><text:span text:style-name="T4"> </text:span></text:span></text:p>
      <text:p text:style-name="P10"><text:span text:style-name="Default_20_Paragraph_20_Font"><text:span text:style-name="T4">We demonstrate how the risk of false alarms and missed detection of early warning signals of critical transitions can be both estimated and reduced using a likelihood approach in place of the currently common approach of summary statistics. <text:s/></text:span></text:span><text:span text:style-name="Default_20_Paragraph_20_Font"><text:span text:style-name="T4"><office:annotation><dc:creator>Carl Boettiger</dc:creator><dc:date>2011-06-01T11:07:00</dc:date><text:p text:style-name="P25"><text:span text:style-name="T48">One-sentence Summary required. <text:s/></text:span></text:p><text:p text:style-name="P25"><text:span text:style-name="T48"/></text:p><text:p text:style-name="P25"><text:span text:style-name="T48">Not sure about including the “using a likelihood...”</text:span></text:p></office:annotation></text:span></text:span></text:p>
      <text:p text:style-name="P10"><text:span text:style-name="Default_20_Paragraph_20_Font"><text:span text:style-name="T4"><text:s/></text:span></text:span></text:p>
      <text:p text:style-name="P10"><text:span text:style-name="Default_20_Paragraph_20_Font"><text:span text:style-name="T5">Abstract</text:span></text:span><text:span text:style-name="Default_20_Paragraph_20_Font"><text:span text:style-name="T4">: </text:span></text:span></text:p>
      <text:p text:style-name="P10"><text:span text:style-name="Default_20_Paragraph_20_Font"><text:span text:style-name="T4">Catastrophic regime shifts in complex natural systems may be averted through advanced detection. <text:s/>The potential to detect approaching transition through indicators such as rising variance or slowing return rates has been demonstrated in systems known to crash, but little has been done to identify when such changes are significant or when they may generate a false alarm. <text:s/>We propose an approach which reveals that common indicators do little better than chance at distinguishing a stable system from one approaching a critical transition and present a method based on likelihood which performs substantially better. <text:s/>We also identify when data is insufficient to detect a transition. <text:s/>This extends the current framework from a proof-of-principle to an assessment of risk.</text:span></text:span><text:span text:style-name="Default_20_Paragraph_20_Font"><text:span text:style-name="T4"><office:annotation><dc:creator>Carl Boettiger</dc:creator><dc:date>2011-06-01T11:00:22</dc:date><text:p text:style-name="P25"><text:span text:style-name="T48">117/120 words. <text:s/>Not sure about last sentence. <text:s/></text:span></text:p><text:p text:style-name="P25"><text:span text:style-name="T48"/></text:p><text:p text:style-name="P25"><text:span text:style-name="T48">Guidelines say: Broad background sentence, focused background sentence. Objectives/methods sentence. Results sentence. <text:s/>Conclusion sentence. (120 words). <text:s/>No refs. </text:span></text:p></office:annotation></text:span></text:span></text:p>
      <text:p text:style-name="P10"><text:span text:style-name="Default_20_Paragraph_20_Font"><text:span text:style-name="T4"/></text:span></text:p>
      <text:p text:style-name="P23">There is an increasing recognition of the importance of regime shifts or critical transitions at a variety of scales in ecological systems. <text:s/>Given the potential impact of <text:s/>these shifts on ecosystem services and the idea that management responses that would either prevent the shift or else allow adaptation may be needed, it is important to develop the ability to predict impending regime shifts, to provide early warning signs. <text:s/>If there is a good model of the system, then parameter estimation approaches could be useful, but in cases where models are not available general approaches are needed. <text:s/>We focus on the gradual change yielding sudden bifurcation. Unexpected sudden shift jumps are different, is outside the exact Critical Slowing Down/CSD framework.  [Methods outside the CSD indicator framework; i.e. (Litzow, Urban, &amp; Laurel, 2008) uses a sequential t-test approach from (Rodionov, 2004), to <text:soft-page-break/>detect sudden shifts after they have happened. <text:s/>We provide here the development of an appropriate statistical approach that recognizes the goal of informing management, rather than testing scientific hypotheses.</text:p>
      <text:p text:style-name="P7"><text:span text:style-name="Default_20_Paragraph_20_Font"><text:span text:style-name="T10"><text:tab/>Research has focused on proof-of-principle cases, where the existence of a regime shift has been known in advance and the experimental design tries to optimize the chance of detection</text:span></text:span><text:span text:style-name="Default_20_Paragraph_20_Font"><text:span text:style-name="T10"><office:annotation><dc:creator>Carl Boettiger</dc:creator><dc:date>2011-06-02T08:35:00</dc:date><text:p text:style-name="P25"><text:span text:style-name="T48">Details:</text:span></text:p><text:p text:style-name="P25"><text:span text:style-name="T48">Carpenter-quote:</text:span></text:p><text:p text:style-name="P25"><text:span text:style-name="T48">Early warnings, however,may fail in cases where the system is forced too fast across a critical threshold, where observation errors are large, or where signals are dampened by interactions among multiple nonlinear processes. Our experiment was designed to minimize these limitations and thereby maximize the possibility of detecting early warnings.</text:span></text:p><text:p text:style-name="P25"><text:span text:style-name="T48"/></text:p><text:p text:style-name="P25"><text:span text:style-name="T48"/></text:p><text:p text:style-name="P25"><text:span text:style-name="T48">Drake and Griffen has replicates, laboratory controlled system etc. <text:s/>(ironically not frequent enough sampling for detection though). <text:s/></text:span></text:p></office:annotation></text:span></text:span><text:span text:style-name="Default_20_Paragraph_20_Font"><text:span text:style-name="T10"> </text:span></text:span><text:reference-mark-start text:name="Mendeley Citation{5c9b9378-1108-4cc0-b786-322c3d15897e};{c33420c3-38d1-49a1-9fb9-18eaf07e7424} Prev{(1, 2)} RND8ovQhOQIW4"/><text:span text:style-name="Default_20_Paragraph_20_Font"><text:span text:style-name="T11">(1, 2)</text:span></text:span><text:reference-mark-end text:name="Mendeley Citation{5c9b9378-1108-4cc0-b786-322c3d15897e};{c33420c3-38d1-49a1-9fb9-18eaf07e7424} Prev{(1, 2)} RND8ovQhOQIW4"/><text:span text:style-name="Default_20_Paragraph_20_Font"><text:span text:style-name="T10">⁠, which can compare</text:span></text:span><text:span text:style-name="Default_20_Paragraph_20_Font"><text:span text:style-name="T10"><office:annotation><dc:creator>Carl Boettiger</dc:creator><dc:date>2011-06-02T09:08:19</dc:date><text:p text:style-name="P25"><text:span text:style-name="T48">Justify detection as the visual difference between these two... one might think they would still back this up statistically. <text:s/></text:span></text:p><text:p text:style-name="P25"><text:span text:style-name="T48"/></text:p><text:p text:style-name="P25"><text:span text:style-name="T48">For instance, often see two simulations of a stable process, one with an apparently obvious increase in a warning statistic, the other with none. <text:s/></text:span></text:p><text:p text:style-name="P25"><text:span text:style-name="T48"/></text:p><text:p text:style-name="P25"><text:span text:style-name="T48">Oh well, keep it positive, focus on case of not having a null</text:span></text:p></office:annotation></text:span></text:span><text:span text:style-name="Default_20_Paragraph_20_Font"><text:span text:style-name="T10"> the patterns in indicators between a control system and one manipulated towards a shift. <text:s/>Unfortunately, such a control will not generally be available, and little is know about how to quantify the probability of an impending shift based on naive observation. </text:span></text:span><text:span text:style-name="Default_20_Paragraph_20_Font"><text:span text:style-name="T10"><office:annotation><dc:creator>Carl Boettiger</dc:creator><dc:date>2011-06-02T09:33:45</dc:date><text:p text:style-name="P26"><text:span text:style-name="T49">More things I want to mention here, but may not fit – maybe later?</text:span></text:p><text:p text:style-name="P26"><text:span text:style-name="T49"/></text:p><text:p text:style-name="P26"><text:span text:style-name="T49">[and we are left to determine what a suitable null system that could occur by chance.] <text:s/>[Equally important but even more ignored is how much change is expected. <text:s/>Only by this can we know if we have sufficient data to expect detection] <text:s/>[if we don't know to which class the observation belongs, stable or approaching shift, we need expected distributions of both.] <text:s/>[Without knowledge of the false alarm rate the approach has little value – does no good to identify every time series as containing a warning signal]</text:span></text:p></office:annotation></text:span></text:span><text:span text:style-name="Default_20_Paragraph_20_Font"><text:span text:style-name="T10">A reliable set of procedures for identifying when proposed patterns are significant indicators is sorely needed </text:span></text:span><text:reference-mark-start text:name="Mendeley Citation{05dbe6cd-967b-4c0b-b767-1d194a10e13a} Prev{(3)} RNDbMJ3cURxe5"/><text:span text:style-name="Default_20_Paragraph_20_Font"><text:span text:style-name="T11">(3)</text:span></text:span><text:reference-mark-end text:name="Mendeley Citation{05dbe6cd-967b-4c0b-b767-1d194a10e13a} Prev{(3)} RNDbMJ3cURxe5"/><text:span text:style-name="Default_20_Paragraph_20_Font"><text:span text:style-name="T10">⁠. <text:s/>Most applications of early warning signals, in both model-based studies </text:span></text:span><text:reference-mark-start text:name="Mendeley Citation{d5828449-dc45-45ad-a019-f1fe37f76595} Prev{(4)} RNDBDVNYwdBge"/><text:span text:style-name="Default_20_Paragraph_20_Font"><text:span text:style-name="T11">(4)</text:span></text:span><text:reference-mark-end text:name="Mendeley Citation{d5828449-dc45-45ad-a019-f1fe37f76595} Prev{(4)} RNDBDVNYwdBge"/><text:span text:style-name="Default_20_Paragraph_20_Font"><text:span text:style-name="T10">, </text:span></text:span><text:reference-mark-start text:name="Mendeley Citation{58488710-a255-4fe7-8449-d8b053d40e1b} Prev{(5)} RNDkAxa0IduDn"/><text:span text:style-name="Default_20_Paragraph_20_Font"><text:span text:style-name="T11">(5)</text:span></text:span><text:reference-mark-end text:name="Mendeley Citation{58488710-a255-4fe7-8449-d8b053d40e1b} Prev{(5)} RNDkAxa0IduDn"/><text:span text:style-name="Default_20_Paragraph_20_Font"><text:span text:style-name="T10">⁠, </text:span></text:span><text:reference-mark-start text:name="Mendeley Citation{cb677100-7ea6-4b5d-bf7f-d620fcebd0d7} Prev{(6)} RNDxzLb18T0A4"/><text:span text:style-name="Default_20_Paragraph_20_Font"><text:span text:style-name="T11">(6)</text:span></text:span><text:reference-mark-end text:name="Mendeley Citation{cb677100-7ea6-4b5d-bf7f-d620fcebd0d7} Prev{(6)} RNDxzLb18T0A4"/><text:span text:style-name="Default_20_Paragraph_20_Font"><text:span text:style-name="T10">⁠ and experimental systems </text:span></text:span><text:reference-mark-start text:name="Mendeley Citation{5c9b9378-1108-4cc0-b786-322c3d15897e} Prev{(1)} RNDI6I6ecwByJ"/><text:span text:style-name="Default_20_Paragraph_20_Font"><text:span text:style-name="T11">(1)</text:span></text:span><text:reference-mark-end text:name="Mendeley Citation{5c9b9378-1108-4cc0-b786-322c3d15897e} Prev{(1)} RNDI6I6ecwByJ"/><text:span text:style-name="Default_20_Paragraph_20_Font"><text:span text:style-name="T10">⁠ <text:s/></text:span></text:span><text:reference-mark-start text:name="Mendeley Citation{c33420c3-38d1-49a1-9fb9-18eaf07e7424} Prev{(2)} RNDV7uWEyShMn"/><text:span text:style-name="Default_20_Paragraph_20_Font"><text:span text:style-name="T11">(2)</text:span></text:span><text:reference-mark-end text:name="Mendeley Citation{c33420c3-38d1-49a1-9fb9-18eaf07e7424} Prev{(2)} RNDV7uWEyShMn"/><text:span text:style-name="Default_20_Paragraph_20_Font"><text:span text:style-name="T10">⁠ do not attempt to quantify the probability the observed signal could have occurred by chance (false alarms)</text:span></text:span><text:span text:style-name="T19"><office:annotation><dc:creator>Carl Boettiger</dc:creator><dc:date>2011-06-02T08:16:31</dc:date><text:p text:style-name="P25"><text:span text:style-name="T48">Difficult to call it a “false alarm” here, because these systems were known to crash; so it's really more of a lucky guess. <text:s/></text:span></text:p><text:p text:style-name="P25"><text:span text:style-name="T48"/></text:p></office:annotation></text:span><text:span text:style-name="T19">, </text:span><text:span text:style-name="T14">or estimate the power of the signal (chance of missed detection).</text:span></text:p>
      <text:p text:style-name="P5"><text:tab/>No early warning indicator is useful without quantifying uncertainty – an approach that always cries wolf<office:annotation><dc:creator>Carl Boettiger</dc:creator><dc:date>2011-06-27T14:58:17</dc:date><text:p text:style-name="P24"><text:span text:style-name="T47">Can I really say “cries wolf” <text:s/></text:span></text:p></office:annotation> is of no more value then one that detects nothing. <text:s/>There is an implicit trade-off between the frequency with which a given approach will experience a false alarm and with which it will fail to provide any advanced warning. <text:s/>This trade-off will depend not only on the method of detection but on the quality of the data – with very good data we might expect to have a low probability of either kind of error, while with poor data we may be able to do little better than guess. <text:s/></text:p>
      <text:p text:style-name="P5"><text:tab/>We provide the first quantification of this trade-off in the context of early-warning signals, showing how it can be used both to select the best indicator and quantify how informative the data is in the detection. <text:s/>A few pioneering explorations of uncertainty have begun to quantify the chance of a false alarm <text:reference-mark-start text:name="Mendeley Citation{04d043fa-72e1-467a-b7b7-f838dad7f846} Prev{(7)} RND0QQRY19M65"/><text:span text:style-name="Default_20_Paragraph_20_Font"><text:span text:style-name="T21">(7)</text:span></text:span><text:reference-mark-end text:name="Mendeley Citation{04d043fa-72e1-467a-b7b7-f838dad7f846} Prev{(7)} RND0QQRY19M65"/><text:span text:style-name="Default_20_Paragraph_20_Font"><text:span text:style-name="T23">⁠ <text:s/>(see appendix)</text:span></text:span>. <text:s/>By quantifying this trade-off for the first time <text:s/>– the chance failed detection as well as the chance of false alarm – we <text:soft-page-break/>uncover some essential limitations of the popular summary-statistic approach, and illustrate a similarly general likelihood-based approach that performs significantly better. <text:s/></text:p>
      <text:p text:style-name="P5"><text:tab/>We illustrate this<office:annotation><dc:creator>Carl Boettiger</dc:creator><dc:date>2011-06-28T15:29:21</dc:date><text:p text:style-name="P24"><text:span text:style-name="T47">Or: This trade-off is best illustrated by... [roc curves]</text:span></text:p></office:annotation> trade-off between false alarms and failed detection using receiver-operating characteristic (ROC) curves <text:reference-mark-start text:name="Mendeley Edited Citation{378c3f69-dd79-4639-9af7-9191ec3bad11} Prev{(e.g.  Keller et al. 2009)} RNDwFzNJgmsMg"/><text:span text:style-name="T27">(e.g. <text:s/>Keller et al. 2009)</text:span><text:reference-mark-end text:name="Mendeley Edited Citation{378c3f69-dd79-4639-9af7-9191ec3bad11} Prev{(e.g.  Keller et al. 2009)} RNDwFzNJgmsMg"/>. <text:s/>The curves represent the corresponding false alarm rate (probability of a false positive, horizontal axis) at any detection sensitivity (probability of true positive, vertical axis), Figure 1. <text:s/>The distributions of a hypothetical warning indicator are shown under the case of a stable system (blue) and a system approaching a critical transition (red). <text:s text:c="3"/>Hypothesis testing approaches consider whether the observed value if the warning indicator is sufficiently unlikely to have come from the stable system <text:reference-mark-start text:name="Mendeley Citation{04d043fa-72e1-467a-b7b7-f838dad7f846};{5d97fe3d-4960-4ff6-a645-09c278090365};{94940264-7d5e-4ac8-adec-af9bd79a7cf6} Prev{(7, 9, 10)} RNDPp9vEiMxyB"/><text:span text:style-name="T28">(7, 9, 10)</text:span><text:reference-mark-end text:name="Mendeley Citation{04d043fa-72e1-467a-b7b7-f838dad7f846};{5d97fe3d-4960-4ff6-a645-09c278090365};{94940264-7d5e-4ac8-adec-af9bd79a7cf6} Prev{(7, 9, 10)} RNDPp9vEiMxyB"/>⁠ , <text:span text:style-name="T16">i.e.</text:span><text:span text:style-name="T32"> lies to the right of some threshold value somewhere in the tail of the blue distribution. Unfortunately, the probability of missing the warning signal when the the indicator of a system that a </text:span><text:span text:style-name="T16">is</text:span><text:span text:style-name="T32"> approaching a critical transition falls to the left of this threshold may be quite high. <text:s/>The closer these distributions, the more severe the trade-off. <text:s/>The ROC curve serves to characterize this trade-off in sensitivity at each possible value of the threshold, Figure 1. <text:s/></text:span></text:p>
      <text:p text:style-name="P5"><text:tab/>Different early-warning indicators will vary in their sensitivity to detect differences between stable systems and those approaching a critical transition, making the ROC curves a natural way to compare their performance. <text:s/>As the shape of the ROC curve will also depend on the duration and frequency of the available observations, we can use these curves to illustrate by how much a given increase in sampling effort can decrease the rate of false alarms and failed detections. <text:s/>The area under the curve provides a summary of how well the method compares to a random guess – an area of 0.5 is performing no better than chance, while an area of 1 is distinguishing without error. <text:s/></text:p>
      <text:p text:style-name="P5"><text:tab/>To generate ROC curves for common early warning indicators such as increases in autocorrelation, variance, and skew, we must have both a way of quantifying the increase and a way of generating the expected distributions of the statistic. <text:s/>While the literature frequently <text:soft-page-break/>presents only a visual increase in early-warning indicators <text:span text:style-name="T16">e.g. </text:span><text:reference-mark-start text:name="Mendeley Citation{5c9b9378-1108-4cc0-b786-322c3d15897e};{05dbe6cd-967b-4c0b-b767-1d194a10e13a};{c33420c3-38d1-49a1-9fb9-18eaf07e7424};{d5828449-dc45-45ad-a019-f1fe37f76595}; Prev{(1-4)} RNDbGe05423Rr"/><text:span text:style-name="T29">(1-4)</text:span><text:reference-mark-end text:name="Mendeley Citation{5c9b9378-1108-4cc0-b786-322c3d15897e};{05dbe6cd-967b-4c0b-b767-1d194a10e13a};{c33420c3-38d1-49a1-9fb9-18eaf07e7424};{d5828449-dc45-45ad-a019-f1fe37f76595}; Prev{(1-4)} RNDbGe05423Rr"/><text:span text:style-name="T16">⁠</text:span> , we rely on the few examples that quantify an increasing trend <text:reference-mark-start text:name="Mendeley Citation{04d043fa-72e1-467a-b7b7-f838dad7f846};{5d97fe3d-4960-4ff6-a645-09c278090365};{94940264-7d5e-4ac8-adec-af9bd79a7cf6} Prev{(7, 9, 10)} RNDqR1yfl5B7m"/><text:span text:style-name="T28">(7, 9, 10)</text:span><text:reference-mark-end text:name="Mendeley Citation{04d043fa-72e1-467a-b7b7-f838dad7f846};{5d97fe3d-4960-4ff6-a645-09c278090365};{94940264-7d5e-4ac8-adec-af9bd79a7cf6} Prev{(7, 9, 10)} RNDqR1yfl5B7m"/>⁠ using Kendall's tau correlation statistic. <text:s text:c="2"/>Values near unity indicate a strongly increasing trend in the warning indicator, suggestive of an approaching transition, while values near zero suggest a lack of a trend characteristic of stable systems. <text:s/>The ROC curve indicates our ability to distinguish between these alternatives. <text:s/></text:p>
      <text:p text:style-name="P5"><text:tab/>Our approach also makes it possible to compare alternatives <text:span text:style-name="Default_20_Paragraph_20_Font"><text:span text:style-name="T23">by likelihood <text:s/></text:span></text:span><text:reference-mark-start text:name="Mendeley Citation{81d6aedd-12ff-46db-a1d0-61e70b8d1eb1};{c392ea89-8dfe-4192-8834-c92d7e94f808} Prev{(11, 12)} RNDnHMY6OIbx3"/><text:span text:style-name="Default_20_Paragraph_20_Font"><text:span text:style-name="T21">(11, 12)</text:span></text:span><text:reference-mark-end text:name="Mendeley Citation{81d6aedd-12ff-46db-a1d0-61e70b8d1eb1};{c392ea89-8dfe-4192-8834-c92d7e94f808} Prev{(11, 12)} RNDnHMY6OIbx3"/><text:span text:style-name="Default_20_Paragraph_20_Font"><text:span text:style-name="T23">⁠, which provides a more direct and more powerful test than detecting an increase in summary statistics. <text:s/>As these methods are computationally demanding, we provide a parallelized </text:span></text:span><text:span text:style-name="Default_20_Paragraph_20_Font"><text:span text:style-name="T26">R</text:span></text:span><text:span text:style-name="Default_20_Paragraph_20_Font"><text:span text:style-name="T23"> package to assist with the analysis (SOM). <text:s text:c="2"/></text:span></text:span></text:p>
      <text:p text:style-name="P5"><text:span text:style-name="Default_20_Paragraph_20_Font"><text:span text:style-name="T23"><text:tab/></text:span></text:span></text:p>
      <text:p text:style-name="P6"><text:span text:style-name="Default_20_Paragraph_20_Font"><text:span text:style-name="T4"><text:tab/>Fig. 2 illustrates this approach in four datasets. <text:s/>The first two are simulated data from one, a stable system (Stable), second, the same system approaching a saddle-node bifurcation due to a gradually deteriorating environment (Deteriorating), and the third and forth ones, empirical examples from deuterium concentrations </text:span></text:span><text:reference-mark-start text:name="Mendeley Citation{ff125d9e-7a19-4a09-b135-2f2b816d55ec} Prev{(13)} RND5Aa1AkvEVD"/><text:span text:style-name="Default_20_Paragraph_20_Font"><text:span text:style-name="T11">(13)</text:span></text:span><text:reference-mark-end text:name="Mendeley Citation{ff125d9e-7a19-4a09-b135-2f2b816d55ec} Prev{(13)} RND5Aa1AkvEVD"/><text:span text:style-name="Default_20_Paragraph_20_Font"><text:span text:style-name="T4">⁠ previously cited as an early warning signal of a critical transition in glaciation (Glaciation) </text:span></text:span><text:reference-mark-start text:name="Mendeley Citation{04d043fa-72e1-467a-b7b7-f838dad7f846} Prev{(7)} RNDY2DcOo214f"/><text:span text:style-name="Default_20_Paragraph_20_Font"><text:span text:style-name="T11">(7)</text:span></text:span><text:reference-mark-end text:name="Mendeley Citation{04d043fa-72e1-467a-b7b7-f838dad7f846} Prev{(7)} RNDY2DcOo214f"/><text:span text:style-name="Default_20_Paragraph_20_Font"><text:span text:style-name="T4">⁠ and </text:span></text:span><text:span text:style-name="Default_20_Paragraph_20_Font"><text:span text:style-name="T6">Daphnia magna</text:span></text:span><text:span text:style-name="Default_20_Paragraph_20_Font"><text:span text:style-name="T4"> concentrations manipulated in a chemostat towards a critical transition (Daphnia) </text:span></text:span><text:reference-mark-start text:name="Mendeley Citation{c33420c3-38d1-49a1-9fb9-18eaf07e7424} Prev{(2)} RNDn4wYpwZlX8"/><text:span text:style-name="Default_20_Paragraph_20_Font"><text:span text:style-name="T11">(2)</text:span></text:span><text:reference-mark-end text:name="Mendeley Citation{c33420c3-38d1-49a1-9fb9-18eaf07e7424} Prev{(2)} RNDn4wYpwZlX8"/><text:span text:style-name="Default_20_Paragraph_20_Font"><text:span text:style-name="T4">. The challenge of accurate detection is clearly illustrated by the simulation of a stable system, where chance fluctuations give the appearance of steadily rising autocorrelation. <text:s/>While such a pattern will fade in a sufficiently longer or more frequently sampled time-series of the same system, we need a way to distinguish this lack of sensitivity from a confident result. <text:s/></text:span></text:span></text:p>
      <text:p text:style-name="P6"><text:span text:style-name="Default_20_Paragraph_20_Font"><text:span text:style-name="T4"/></text:span></text:p>
      <text:p text:style-name="P6"><text:span text:style-name="Default_20_Paragraph_20_Font"><text:span text:style-name="T4">The ROC curves in Figure 3 corresponding to the datasets in Figure 2, show that the summary-statistic based indicators frequently lack the sensitivity to reliably distinguish observed patterns from a stable or unstable system. <text:s/>The large correlations observed in the empirical examples of Figure 1 are not uncommon in stable systems. <text:s/>Consequently a </text:span></text:span><text:soft-page-break/><text:span text:style-name="Default_20_Paragraph_20_Font"><text:span text:style-name="T4">hypothesis-testing approach based on this statistic that takes a 5% false positive rate would also catch little more than 5% of the true positives. <text:s/>Meanwhile, our likelihood-based approach performs substantially better (Further examples in Figure S3, appendix). <text:s/></text:span></text:span></text:p>
      <text:p text:style-name="P6"><text:span text:style-name="Default_20_Paragraph_20_Font"><text:span text:style-name="T4"><text:tab/>A pressing question in the application of early warning signals is quantifying how much data is necessary for detection to be reliable <text:s/></text:span></text:span><text:reference-mark-start text:name="Mendeley Citation{510887aa-6e3a-4bfb-bc10-24917e0e2416};{9e55e691-5eee-452c-8d85-18886cc286a2};{05dbe6cd-967b-4c0b-b767-1d194a10e13a} Prev{(3, 14, 15)} RNDbtARJVWRuM"/><text:span text:style-name="Default_20_Paragraph_20_Font"><text:span text:style-name="T11">(3, 14, 15)</text:span></text:span><text:reference-mark-end text:name="Mendeley Citation{510887aa-6e3a-4bfb-bc10-24917e0e2416};{9e55e691-5eee-452c-8d85-18886cc286a2};{05dbe6cd-967b-4c0b-b767-1d194a10e13a} Prev{(3, 14, 15)} RNDbtARJVWRuM"/><text:span text:style-name="Default_20_Paragraph_20_Font"><text:span text:style-name="T4">⁠. <text:s text:c="2"/>Our approach provides a natural way to address this challenge by reproducing the expected ROC curve under differing sampling efforts from the best estimate of the destabilization rate. <text:s/>Figure 4 shows how the detection ability of each of the indicators we consider varies as the number of sampling points increases. <text:s/>With sufficient data, the summary statistics such as variance and autocorrelation become more sensitive indicators. <text:s/>As previously suggested </text:span></text:span><text:reference-mark-start text:name="Mendeley Citation{5c9b9378-1108-4cc0-b786-322c3d15897e};{510887aa-6e3a-4bfb-bc10-24917e0e2416} Prev{(1, 14)} RNDUMXrUUq6oi"/><text:span text:style-name="Default_20_Paragraph_20_Font"><text:span text:style-name="T11">(1, 14)</text:span></text:span><text:reference-mark-end text:name="Mendeley Citation{5c9b9378-1108-4cc0-b786-322c3d15897e};{510887aa-6e3a-4bfb-bc10-24917e0e2416} Prev{(1, 14)} RNDUMXrUUq6oi"/><text:span text:style-name="Default_20_Paragraph_20_Font"><text:span text:style-name="T4">⁠, increases in variance are more reliable than autocorrelation, while changes in skew are not captured, though likelihood remains the most sensitive at any level of sampling. </text:span></text:span></text:p>
      <text:p text:style-name="P6"><text:span text:style-name="Default_20_Paragraph_20_Font"><text:span text:style-name="T4"><text:tab/>Not all sudden collapses correspond to the general classes discussed here </text:span></text:span><text:reference-mark-start text:name="Mendeley Citation{1d47c883-3793-4ebc-b0c2-92c17f3c1835} Prev{(16)} RND2KWkCSGmHF"/><text:span text:style-name="Default_20_Paragraph_20_Font"><text:span text:style-name="T11">(16)</text:span></text:span><text:reference-mark-end text:name="Mendeley Citation{1d47c883-3793-4ebc-b0c2-92c17f3c1835} Prev{(16)} RND2KWkCSGmHF"/><text:span text:style-name="Default_20_Paragraph_20_Font"><text:span text:style-name="T4">⁠, including examples where variance actually decreases as a sudden shift approaches </text:span></text:span><text:reference-mark-start text:name="Mendeley Citation{cc438144-d9b5-4a0a-945a-45cea3c80de3};{fcc3a713-cbb1-4603-8bcb-0f1730ef435b} Prev{(17, 18)} RNDiO1mu11JXU"/><text:span text:style-name="Default_20_Paragraph_20_Font"><text:span text:style-name="T11">(17, 18)</text:span></text:span><text:reference-mark-end text:name="Mendeley Citation{cc438144-d9b5-4a0a-945a-45cea3c80de3};{fcc3a713-cbb1-4603-8bcb-0f1730ef435b} Prev{(17, 18)} RNDiO1mu11JXU"/><text:span text:style-name="Default_20_Paragraph_20_Font"><text:span text:style-name="T4">⁠. Using our model-driven approach outline it will be easier to identify dynamics that do not correspond to the assumptions of the underlying models (SOM text) than it would be by summary statistics alone. Including measurement error and focusing on different bifurcations are other complications we do not address at this time. </text:span></text:span></text:p>
      <text:p text:style-name="P6"><text:span text:style-name="Default_20_Paragraph_20_Font"><text:span text:style-name="T4"><text:tab/></text:span></text:span><text:span text:style-name="Default_20_Paragraph_20_Font"><text:span text:style-name="T4">The conclusion is not simply that likelihood approaches are more reliable, but rather more broadly that warning signals must consider inherent trade-off between sensitivity and accuracy, and must quantify how this trade-off depends on both the indicators used and the data available. <text:s text:c="2"/>Any attempts to implement an early warning strategy for natural systems should use the methods we have outlined to ensure that data collection has adequate power to offer a reasonable chance of detection; </text:span></text:span><text:span text:style-name="Default_20_Paragraph_20_Font"><text:span text:style-name="T6">i.e.</text:span></text:span><text:span text:style-name="Default_20_Paragraph_20_Font"><text:span text:style-name="T4"> avoid sampling schemes that are too short in duration or too infrequent relative to the system's dynamics. The approach developed here is </text:span></text:span><text:soft-page-break/><text:span text:style-name="Default_20_Paragraph_20_Font"><text:span text:style-name="T4">essential for quantifying the risk of both missed events and false alarms, which must become a central part of such prediction-based management. <text:s/></text:span></text:span></text:p>
      <text:p text:style-name="P1"><text:span text:style-name="Default_20_Paragraph_20_Font"/></text:p>
      <text:section text:style-name="Sect1" text:name="Mendeley Bibliography RNDIf9JKtfFyy">
        <text:p text:style-name="P20">1. S. R. Carpenter et al., <text:span text:style-name="T15">Science</text:span>. <text:span text:style-name="T17">1079</text:span> (April 2011) http://www.sciencemag.org/cgi/doi/10.1126/science.1203672.</text:p>
        <text:p text:style-name="P20">2. J. M. Drake, B. D. Griffen, <text:span text:style-name="T15">Nature</text:span>. <text:span text:style-name="T17">467</text:span>, 456-459 (September 2010) http://www.nature.com/doifinder/10.1038/nature09389.</text:p>
        <text:p text:style-name="P20">3. M. Scheffer et al., <text:span text:style-name="T15">Nature</text:span>. <text:span text:style-name="T17">461</text:span>, 53-9 (2009) http://www.ncbi.nlm.nih.gov/pubmed/19727193.</text:p>
        <text:p text:style-name="P20">4. S. R. Carpenter, W. A. Brock, <text:span text:style-name="T15">Ecology letters</text:span>. <text:span text:style-name="T17">9</text:span>, 311-8 (2006) http://www.ncbi.nlm.nih.gov/pubmed/16958897.</text:p>
        <text:p text:style-name="P20">5. E. H. van Nes, M. Scheffer, <text:span text:style-name="T15">The American Naturalist</text:span>. <text:span text:style-name="T17">169</text:span>, 738-47 (June 2007) http://www.ncbi.nlm.nih.gov/pubmed/17479460.</text:p>
        <text:p text:style-name="P20">6. V. Guttal, C. Jayaprakash, <text:span text:style-name="T15">Theoretical Ecology</text:span>. <text:span text:style-name="T17">2</text:span>, 3-12 (December 2008) http://www.springerlink.com/index/10.1007/s12080-008-0033-1.</text:p>
        <text:p text:style-name="P20">7. V. Dakos et al., <text:span text:style-name="T15">Proceedings of the National Academy of Sciences of the United States of America</text:span>. <text:span text:style-name="T17">105</text:span>, 14308-12 (September 2008) http://www.ncbi.nlm.nih.gov/pubmed/18787119.</text:p>
        <text:p text:style-name="P20">8. R. P. Keller, D. M. Lodge, M. A. Lewis, J. F. Shogren, Eds., <text:span text:style-name="T15">Bioeconomics of Invasive Species: Integrating Ecology, Economics, Policy, and Management</text:span> (Oxford University Press, USA, 2009), p. 320 http://www.amazon.com/Bioeconomics-Invasive-Species-Integrating-Management/dp/0195367979.</text:p>
        <text:p text:style-name="P20">9. V. Dakos, E. H. Nes, R. Donangelo, H. Fort, M. Scheffer, <text:span text:style-name="T15">Theoretical Ecology</text:span>. , 163-174 (November 2009) http://www.springerlink.com/index/10.1007/s12080-009-0060-6.</text:p>
        <text:p text:style-name="P20">10. V. Dakos, S. Kéfi, M. Rietkerk, E. H. V. Nes, M. Scheffer, <text:span text:style-name="T15">The American Naturalist</text:span>. (2011).</text:p>
        <text:p text:style-name="P20">11. D. R. Cox, in <text:span text:style-name="T15">Proceedings of the 4th Berkeley Symposium, University of California Press</text:span>, (1961), pp. 105 - 123.</text:p>
        <text:p text:style-name="P20">12. J. Neyman, E. S. Pearson, <text:span text:style-name="T15">Philosophical Transactions of the Royal Society of London. Series A, Containing Papers of a Mathematical or Physical Character</text:span>. <text:span text:style-name="T17">231</text:span>, 289 (1933) http://rsta.royalsocietypublishing.org/content/231/694-706/289.full.pdf.</text:p>
        <text:p text:style-name="P20">13. J. R. Petit et al., <text:span text:style-name="T15">Nature</text:span>. <text:span text:style-name="T17">399</text:span>, 429-436 (1999) http://www.daycreek.com/dc/images/1999.pdf.</text:p>
        <text:p text:style-name="P20">14. M. Inman, <text:span text:style-name="T15">Nature Climate Change</text:span>. , 1-4 (June 2011) http://www.nature.com/doifinder/10.1038/nclimate1146.</text:p>
        <text:p text:style-name="P20">15. M. Scheffer, <text:span text:style-name="T15">Nature</text:span>. <text:span text:style-name="T17">467</text:span>, 411-2 (September 2010) http://www.ncbi.nlm.nih.gov/pubmed/20864992.</text:p>
        <text:p text:style-name="P20"><text:soft-page-break/>16. A. Hastings, D. B. Wysham, <text:span text:style-name="T15">Ecology letters</text:span>. (2010) http://www.ncbi.nlm.nih.gov/pubmed/20148928.</text:p>
        <text:p text:style-name="P20">17. S. J. Schreiber, <text:span text:style-name="T15">Theoretical population biology</text:span>. <text:span text:style-name="T17">64</text:span>, 201-209 (2003) http://linkinghub.elsevier.com/retrieve/pii/S0040580903000728.</text:p>
        <text:p text:style-name="P20">18. S. J. Schreiber, V. H. W. Rudolf, <text:span text:style-name="T15">Ecology letters</text:span>. <text:span text:style-name="T17">11</text:span>, 576-87 (June 2008) http://www.ncbi.nlm.nih.gov/pubmed/18371091. </text:p>
        <text:p text:style-name="P21"/>
      </text:section>
      <text:p text:style-name="P9">Figure 1</text:p>
      <text:p text:style-name="P18"/>
      <text:p text:style-name="P18"/>
      <text:p text:style-name="P17">Figure 2</text:p>
      <text:p text:style-name="P17"/>
      <text:p text:style-name="P17">Figure 3</text:p>
      <text:p text:style-name="P17"/>
      <text:p text:style-name="P17">Figure 4</text:p>
      <text:p text:style-name="P17"/>
      <text:p text:style-name="P4">Author Contributions</text:p>
      <text:p text:style-name="P1">C.B. wrote the software and performed the analysis with advice from A.H. <text:s/>C.B. and A.H. designed the study and wrote the paper. <text:s/></text:p>
      <text:p text:style-name="P4"/>
      <text:p text:style-name="P6"><text:span text:style-name="Default_20_Paragraph_20_Font"><text:span text:style-name="T5">Acknowledgements</text:span></text:span></text:p>
      <text:p text:style-name="P6"><text:span text:style-name="Default_20_Paragraph_20_Font"><text:span text:style-name="T4">M. Holyoak, A. Perkins and M. Baskett provided comments on the manuscript. <text:s/>This research was supported by funding from NSF Grant EF 0742674 and a Computational Sciences Graduate Fellowship from the Department of Energy grant DE-FG02-97ER25308.</text:span></text:span></text:p>
      <text:p text:style-name="P1"/>
      <text:p text:style-name="P1">Data and code available at: <text:a xlink:type="simple" xlink:href="https://github.com/cboettig/warningsignals/archives/master">https://github.com/cboettig/warningsignals/archives/master</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ヒラギノ角ゴ Pro W3" svg:font-family="'ヒラギノ角ゴ Pro W3'" style:font-family-generic="roman"/>
    <style:font-face style:name="DejaVu Sans" svg:font-family="'DejaVu Sans'" style:font-family-generic="swiss"/>
    <style:font-face style:name="Helvetica" svg:font-family="Helvetica" style:font-family-generic="swiss"/>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ody_20_1" style:display-name="Body 1"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fo:hyphenate="true" fo:hyphenation-remain-char-count="2" fo:hyphenation-push-char-count="2"/>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LS_5f_1_5f_0" style:display-name="LLS_1_0"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1" style:display-name="LLS_1_1"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2" style:display-name="LLS_1_2"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3" style:display-name="LLS_1_3"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4" style:display-name="LLS_1_4"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5" style:display-name="LLS_1_5"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6" style:display-name="LLS_1_6"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7" style:display-name="LLS_1_7"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8" style:display-name="LLS_1_8"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dc:creator>Carl Boettiger</dc:creator>
    <meta:editing-cycles>74</meta:editing-cycles>
    <dc:date>2011-07-01T15:45:20</dc:date>
    <meta:editing-duration>PT471H06M51S</meta:editing-duration>
    <meta:document-statistic meta:table-count="0" meta:image-count="0" meta:object-count="0" meta:page-count="10" meta:paragraph-count="51" meta:word-count="2062" meta:character-count="14014"/>
    <meta:user-defined meta:name="Info 1"/>
    <meta:user-defined meta:name="Info 2"/>
    <meta:user-defined meta:name="Info 3"/>
    <meta:user-defined meta:name="Info 4"/>
    <meta:user-defined meta:name="Mendeley Citation Style_1">http://www.zotero.org/styles/science</meta:user-defined>
    <meta:user-defined meta:name="Mendeley Document_1">True</meta:user-defined>
    <meta:user-defined meta:name="Mendeley User Name_1">cboettig@gmail.com@https://www.mendeley.com</meta:user-defined>
  </office:meta>
</office:document-meta>
</file>